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3b858d" style:parent-style-name="Standard">
      <style:paragraph-properties fo:break-before="page"/>
    </style:style>
    <style:style style:family="paragraph" style:name="acc17b0" style:parent-style-name="Standard">
      <style:paragraph-properties fo:break-before="page"/>
    </style:style>
  </office:automatic-styles>
  <office:body>
    <office:text>
      <text:p text:style-name="acc17b0">1st page</text:p>
      <text:p text:style-name="a3b858d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/>
  <office:master-styles>
    <style:master-page style:name="MP0">
      <style:header>
        <text:p text:style-name="Kopfzeile">Header default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5S</meta:editing-duration>
  </office:meta>
</office:document-meta>
</file>